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Geneva" svg:font-family="Geneva, Tahoma, 'Nimbus Sans L', sans-serif"/>
    <style:font-face style:name="monospace" svg:font-family="monospace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font-weight="normal" officeooo:rsid="001ac2ad" officeooo:paragraph-rsid="001ac2ad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" fo:font-size="16pt" fo:font-weight="bold" officeooo:rsid="001ac2ad" officeooo:paragraph-rsid="001ac2a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4pt" fo:font-weight="normal" officeooo:rsid="001ac2ad" officeooo:paragraph-rsid="001ac2ad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officeooo:paragraph-rsid="001ac2ad"/>
    </style:style>
    <style:style style:name="T1" style:family="text">
      <style:text-properties officeooo:rsid="001ad117"/>
    </style:style>
    <style:style style:name="T2" style:family="text">
      <style:text-properties officeooo:rsid="001afe1a"/>
    </style:style>
    <style:style style:name="T3" style:family="text">
      <style:text-properties fo:font-size="12pt" officeooo:rsid="001afe1a" style:font-size-asian="10.5pt" style:font-size-complex="12pt"/>
    </style:style>
    <style:style style:name="T4" style:family="text">
      <style:text-properties fo:font-size="12pt" officeooo:rsid="001c546d" style:font-size-asian="10.5pt" style:font-size-complex="12pt"/>
    </style:style>
    <style:style style:name="T5" style:family="text">
      <style:text-properties fo:font-variant="normal" fo:text-transform="none" fo:color="#222222" style:font-name="sans-serif" fo:font-size="14pt" fo:letter-spacing="normal" fo:font-style="normal" fo:font-weight="normal"/>
    </style:style>
    <style:style style:name="T6" style:family="text">
      <style:text-properties fo:font-variant="normal" fo:text-transform="none" fo:color="#222222" style:font-name="monospace" fo:letter-spacing="normal" fo:font-style="normal" fo:font-weight="normal"/>
    </style:style>
    <style:style style:name="T7" style:family="text">
      <style:text-properties fo:font-variant="normal" fo:text-transform="none" fo:color="#222222" fo:letter-spacing="normal"/>
    </style:style>
    <style:style style:name="T8" style:family="text">
      <style:text-properties fo:font-variant="normal" fo:text-transform="none" fo:color="#222222" style:font-name="Arial" fo:font-size="14pt" fo:letter-spacing="normal" fo:font-style="normal" fo:font-weight="normal"/>
    </style:style>
    <style:style style:name="T9" style:family="text"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41423d" style:font-name="Geneva" fo:font-size="9pt" fo:letter-spacing="normal" fo:font-style="normal" fo:font-weight="normal"/>
    </style:style>
    <style:style style:name="T11" style:family="text">
      <style:text-properties fo:font-variant="normal" fo:text-transform="none" fo:color="#41423d" style:font-name="Arial" fo:font-size="9pt" fo:letter-spacing="normal" fo:font-style="normal" fo:font-weight="normal"/>
    </style:style>
    <style:style style:name="T12" style:family="text">
      <style:text-properties fo:font-variant="normal" fo:text-transform="none" fo:color="#41423d" style:font-name="Arial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style:font-name="Arial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style:font-name="Arial" fo:font-size="12pt" fo:letter-spacing="normal" fo:font-style="normal" fo:font-weight="normal" officeooo:rsid="001c546d" style:font-size-asian="12pt" style:font-size-complex="12pt"/>
    </style:style>
    <style:style style:name="T15" style:family="text">
      <style:text-properties style:font-name="Arial"/>
    </style:style>
    <style:style style:name="T16" style:family="text">
      <style:text-properties style:font-name="Arial" fo:font-size="14pt" fo:font-weight="normal" officeooo:rsid="001ac2ad" style:font-size-asian="12.25pt" style:font-weight-asian="normal" style:font-size-complex="14pt" style:font-weight-complex="normal"/>
    </style:style>
    <style:style style:name="T17" style:family="text">
      <style:text-properties style:font-name="Arial" fo:font-size="14pt" fo:font-weight="normal" officeooo:rsid="001afe1a" style:font-size-asian="12.25pt" style:font-weight-asian="normal" style:font-size-complex="14pt" style:font-weight-complex="normal"/>
    </style:style>
    <style:style style:name="T18" style:family="text">
      <style:text-properties style:font-name="Arial" fo:font-size="12pt" fo:font-weight="normal" officeooo:rsid="001afe1a" style:font-size-asian="12pt" style:font-weight-asian="normal" style:font-size-complex="12pt" style:font-weight-complex="normal"/>
    </style:style>
    <style:style style:name="T19" style:family="text">
      <style:text-properties style:font-name="Arial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Subprogramas</text:span> que contiene nuestro programa</text:p>
      <text:p text:style-name="P2"/>
      <text:p text:style-name="P3">- Int: <text:span text:style-name="T3">Variable de número entero</text:span></text:p>
      <text:p text:style-name="P3">-Char: <text:span text:style-name="T3">Variable de tipo alfanumérico</text:span></text:p>
      <text:p text:style-name="P3">-S<text:span text:style-name="T1">r</text:span>and: <text:span text:style-name="T3">Generar o simular procesos aleatorios</text:span></text:p>
      <text:p text:style-name="P4"><text:span text:style-name="T16">-Type</text:span><text:span text:style-name="T17">def </text:span><text:span text:style-name="T16">struct: </text:span><text:span text:style-name="T18">Forma</text:span><text:span text:style-name="T13"> de juntar un grupo de variables en una estructura</text:span><text:span text:style-name="T19"> </text:span></text:p>
      <text:p text:style-name="P3">-<text:span text:style-name="T2">Shuff: </text:span><text:span text:style-name="T4">Se utiliza para mezclar las variables de forma aleatoria</text:span></text:p>
      <text:p text:style-name="P4"><text:span text:style-name="T16">-</text:span><text:span text:style-name="T17">Bucle for: </text:span><text:span text:style-name="T13">La instrucción “for” </text:span><text:span text:style-name="T14">sirve </text:span><text:span text:style-name="T13">para repetir procesos y para contar.</text:span><text:span text:style-name="T19"> </text:span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Geneva" svg:font-family="Geneva, Tahoma, 'Nimbus Sans L', sans-serif"/>
    <style:font-face style:name="monospace" svg:font-family="monospace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3T13:36:41.786000000</meta:creation-date>
    <dc:date>2020-04-23T17:11:44.059000000</dc:date>
    <meta:editing-duration>PT3M20S</meta:editing-duration>
    <meta:editing-cycles>1</meta:editing-cycles>
    <meta:document-statistic meta:table-count="0" meta:image-count="0" meta:object-count="0" meta:page-count="1" meta:paragraph-count="7" meta:word-count="56" meta:character-count="368" meta:non-whitespace-character-count="317"/>
    <meta:generator>LibreOffice/6.3.0.4$Windows_X86_64 LibreOffice_project/057fc023c990d676a43019934386b85b21a9ee99</meta:generator>
  </office:meta>
</office:document-meta>
</file>